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fo:background-color="#ffffff"/>
    </style:style>
    <style:style style:name="P3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af00db"/>
    </style:style>
    <style:style style:name="T2" style:family="text">
      <style:text-properties fo:color="#af00db" style:font-name="Consolas" fo:font-size="10.5pt" fo:font-weight="normal"/>
    </style:style>
    <style:style style:name="T3" style:family="text">
      <style:text-properties fo:color="#001080"/>
    </style:style>
    <style:style style:name="T4" style:family="text">
      <style:text-properties fo:color="#001080" style:font-name="Consolas" fo:font-size="10.5pt" fo:font-weight="normal"/>
    </style:style>
    <style:style style:name="T5" style:family="text">
      <style:text-properties fo:color="#a31515"/>
    </style:style>
    <style:style style:name="T6" style:family="text">
      <style:text-properties fo:color="#a31515" style:font-name="Consolas" fo:font-size="10.5pt" fo:font-weight="normal"/>
    </style:style>
    <style:style style:name="T7" style:family="text">
      <style:text-properties fo:color="#795e26"/>
    </style:style>
    <style:style style:name="T8" style:family="text">
      <style:text-properties fo:color="#795e26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0000ff" style:font-name="Consolas" fo:font-size="10.5pt" fo:font-weight="normal"/>
    </style:style>
    <style:style style:name="T11" style:family="text">
      <style:text-properties fo:color="#267f99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 { <text:span text:style-name="T3">fileURLToPath</text:span>, <text:span text:style-name="T3">URL</text:span> } <text:span text:style-name="T1">from</text:span> <text:span text:style-name="T5">'node:url'</text:span></text:p>
      <text:p text:style-name="P4"/>
      <text:p text:style-name="P1"><text:span text:style-name="T1">import</text:span> { <text:span text:style-name="T3">defineConfig</text:span> } <text:span text:style-name="T1">from</text:span> <text:span text:style-name="T5">'vite'</text:span></text:p>
      <text:p text:style-name="P1"><text:span text:style-name="T1">import</text:span> <text:span text:style-name="T3">vue</text:span> <text:span text:style-name="T1">from</text:span> <text:span text:style-name="T5">'@vitejs/plugin-vue'</text:span></text:p>
      <text:p text:style-name="P4"/>
      <text:p text:style-name="P3">// https://vitejs.dev/config/</text:p>
      <text:p text:style-name="P1"><text:span text:style-name="T1">export</text:span> <text:span text:style-name="T1">default</text:span> <text:span text:style-name="T7">defineConfig</text:span>({</text:p>
      <text:p text:style-name="P2">  <text:span text:style-name="T4">plugins:</text:span><text:span text:style-name="T9"> [</text:span><text:span text:style-name="T8">vue</text:span><text:span text:style-name="T9">()],</text:span></text:p>
      <text:p text:style-name="P2">  <text:span text:style-name="T4">resolve:</text:span><text:span text:style-name="T9"> {</text:span></text:p>
      <text:p text:style-name="P2">    <text:span text:style-name="T4">alias:</text:span><text:span text:style-name="T9"> {</text:span></text:p>
      <text:p text:style-name="P2">      <text:span text:style-name="T6">'@'</text:span><text:span text:style-name="T4">:</text:span><text:span text:style-name="T9"> </text:span><text:span text:style-name="T8">fileURLToPath</text:span><text:span text:style-name="T9">(</text:span><text:span text:style-name="T10">new</text:span><text:span text:style-name="T9"> </text:span><text:span text:style-name="T11">URL</text:span><text:span text:style-name="T9">(</text:span><text:span text:style-name="T6">'./src'</text:span><text:span text:style-name="T9">, </text:span><text:span text:style-name="T2">import</text:span><text:span text:style-name="T9">.</text:span><text:span text:style-name="T4">meta</text:span><text:span text:style-name="T9">.</text:span><text:span text:style-name="T4">url</text:span><text:span text:style-name="T9">))</text:span></text:p>
      <text:p text:style-name="P2">    <text:span text:style-name="T9">},</text:span></text:p>
      <text:p text:style-name="P2">    <text:span text:style-name="T4">server:</text:span><text:span text:style-name="T9"> {</text:span></text:p>
      <text:p text:style-name="P2">      <text:span text:style-name="T4">https:</text:span><text:span text:style-name="T9"> </text:span><text:span text:style-name="T10">false</text:span><text:span text:style-name="T9">,</text:span></text:p>
      <text:p text:style-name="P2">    <text:span text:style-name="T9">},</text:span></text:p>
      <text:p text:style-name="P2">  <text:span text:style-name="T9">}</text:span></text:p>
      <text:p text:style-name="P1">}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6-20T13:40:21.17</meta:creation-date>
    <meta:document-statistic meta:table-count="0" meta:image-count="0" meta:object-count="0" meta:page-count="1" meta:paragraph-count="15" meta:word-count="40" meta:character-count="325"/>
    <dc:date>2023-06-20T16:06:12.43</dc:date>
    <meta:editing-duration>PT2H10M40S</meta:editing-duration>
    <meta:editing-cycles>1</meta:editing-cycles>
    <meta:generator>OpenOffice/4.1.13$Win32 OpenOffice.org_project/4113m1$Build-9810</meta:generator>
  </office:meta>
</office:document-meta>
</file>